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alibri" svg:font-family="Calibri" style:font-family-generic="swiss" style:font-pitch="variable" svg:panose-1="2 15 5 2 2 2 4 3 2 4"/>
    <style:font-face style:name="Liberation Serif" svg:font-family="Liberation Serif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1" style:family="paragraph">
      <style:paragraph-properties fo:text-align="justify"/>
    </style:style>
    <style:style style:name="T3" style:parent-style-name="DefaultParagraphFont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T4" style:parent-style-name="DefaultParagraphFont" style:family="text">
      <style:text-properties style:font-name="Liberation Serif" style:font-name-complex="Liberation Serif" fo:font-weight="bold" style:font-weight-asian="bold" style:font-weight-complex="bold" fo:font-size="12pt" style:font-size-asian="12pt" style:font-size-complex="12pt" fo:language="en" fo:country="GB"/>
    </style:style>
    <style:style style:name="T5" style:parent-style-name="DefaultParagraphFont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T6" style:parent-style-name="Hyperlink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T7" style:parent-style-name="Hyperlink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T8" style:parent-style-name="Hyperlink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T9" style:parent-style-name="DefaultParagraphFont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T10" style:parent-style-name="DefaultParagraphFont" style:family="text">
      <style:text-properties style:font-name="Liberation Serif" style:font-name-complex="Liberation Serif" fo:language="en" fo:country="GB"/>
    </style:style>
    <style:style style:name="T11" style:parent-style-name="DefaultParagraphFont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P12" style:parent-style-name="Normal1" style:family="paragraph">
      <style:paragraph-properties fo:text-align="justify"/>
    </style:style>
    <style:style style:name="T13" style:parent-style-name="DefaultParagraphFont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T14" style:parent-style-name="DefaultParagraphFont" style:family="text">
      <style:text-properties style:font-name="Liberation Serif" style:font-name-complex="Liberation Serif" fo:font-weight="bold" style:font-weight-asian="bold" style:font-weight-complex="bold" fo:font-size="12pt" style:font-size-asian="12pt" style:font-size-complex="12pt" fo:language="en" fo:country="GB"/>
    </style:style>
    <style:style style:name="T15" style:parent-style-name="DefaultParagraphFont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P16" style:parent-style-name="Normal1" style:family="paragraph">
      <style:paragraph-properties fo:text-align="justify"/>
    </style:style>
    <style:style style:name="T17" style:parent-style-name="DefaultParagraphFont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T18" style:parent-style-name="DefaultParagraphFont" style:family="text">
      <style:text-properties style:font-name="Liberation Serif" fo:font-size="12pt" style:font-size-asian="12pt" style:font-size-complex="12pt" fo:language="en" fo:country="GB"/>
    </style:style>
    <style:style style:name="T19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 fo:language="en" fo:country="GB"/>
    </style:style>
    <style:style style:name="T20" style:parent-style-name="DefaultParagraphFont" style:family="text">
      <style:text-properties style:font-name="Liberation Serif" fo:font-size="12pt" style:font-size-asian="12pt" style:font-size-complex="12pt" fo:language="en" fo:country="GB"/>
    </style:style>
    <style:style style:name="P21" style:parent-style-name="Normal1" style:family="paragraph">
      <style:paragraph-properties fo:text-align="justify"/>
    </style:style>
    <style:style style:name="T22" style:parent-style-name="DefaultParagraphFont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T23" style:parent-style-name="DefaultParagraphFont" style:family="text">
      <style:text-properties style:font-name="Liberation Serif" fo:font-size="12pt" style:font-size-asian="12pt" style:font-size-complex="12pt" fo:language="en" fo:country="GB"/>
    </style:style>
    <style:style style:name="T24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 fo:language="en" fo:country="GB"/>
    </style:style>
    <style:style style:name="T25" style:parent-style-name="DefaultParagraphFont" style:family="text">
      <style:text-properties style:font-name="Liberation Serif" fo:font-size="12pt" style:font-size-asian="12pt" style:font-size-complex="12pt" fo:language="en" fo:country="GB"/>
    </style:style>
    <style:style style:name="P26" style:parent-style-name="Normal1" style:family="paragraph">
      <style:paragraph-properties fo:text-align="justify"/>
    </style:style>
    <style:style style:name="T27" style:parent-style-name="DefaultParagraphFont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T28" style:parent-style-name="DefaultParagraphFont" style:family="text">
      <style:text-properties style:font-name="Liberation Serif" style:font-name-complex="Liberation Serif" fo:font-weight="bold" style:font-weight-asian="bold" style:font-weight-complex="bold" fo:font-size="12pt" style:font-size-asian="12pt" style:font-size-complex="12pt" fo:language="en" fo:country="GB"/>
    </style:style>
    <style:style style:name="T29" style:parent-style-name="DefaultParagraphFont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T30" style:parent-style-name="DefaultParagraphFont" style:family="text">
      <style:text-properties style:font-name="Liberation Serif" fo:font-size="12pt" style:font-size-asian="12pt" style:font-size-complex="12pt" fo:language="en" fo:country="GB"/>
    </style:style>
    <style:style style:name="T31" style:parent-style-name="DefaultParagraphFont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T32" style:parent-style-name="DefaultParagraphFont" style:family="text">
      <style:text-properties style:font-name="Liberation Serif" style:font-name-complex="Liberation Serif" fo:font-weight="bold" style:font-weight-asian="bold" style:font-weight-complex="bold" fo:language="en" fo:country="GB"/>
    </style:style>
    <style:style style:name="T33" style:parent-style-name="DefaultParagraphFont" style:family="text">
      <style:text-properties style:font-name="Liberation Serif" style:font-name-complex="Liberation Serif" fo:language="en" fo:country="GB"/>
    </style:style>
    <style:style style:name="T34" style:parent-style-name="DefaultParagraphFont" style:family="text">
      <style:text-properties style:font-name="Liberation Serif" style:font-name-complex="Liberation Serif" fo:font-weight="bold" style:font-weight-asian="bold" style:font-weight-complex="bold" fo:language="en" fo:country="GB"/>
    </style:style>
    <style:style style:name="T35" style:parent-style-name="DefaultParagraphFont" style:family="text">
      <style:text-properties style:font-name="Liberation Serif" style:font-name-complex="Liberation Serif" fo:language="en" fo:country="GB"/>
    </style:style>
    <style:style style:name="T36" style:parent-style-name="DefaultParagraphFont" style:family="text">
      <style:text-properties style:font-name="Liberation Serif" style:font-name-complex="Liberation Serif" fo:font-weight="bold" style:font-weight-asian="bold" style:font-weight-complex="bold" fo:language="en" fo:country="GB"/>
    </style:style>
    <style:style style:name="T37" style:parent-style-name="DefaultParagraphFont" style:family="text">
      <style:text-properties style:font-name="Liberation Serif" style:font-name-complex="Liberation Serif" fo:language="en" fo:country="GB"/>
    </style:style>
    <style:style style:name="T38" style:parent-style-name="DefaultParagraphFont" style:family="text">
      <style:text-properties style:font-name="Liberation Serif" style:font-name-complex="Liberation Serif" fo:language="en" fo:country="GB"/>
    </style:style>
    <style:style style:name="T39" style:parent-style-name="DefaultParagraphFont" style:family="text">
      <style:text-properties style:font-name="Liberation Serif" style:font-name-complex="Liberation Serif" fo:font-weight="bold" style:font-weight-asian="bold" style:font-weight-complex="bold" fo:language="en" fo:country="GB"/>
    </style:style>
    <style:style style:name="T40" style:parent-style-name="DefaultParagraphFont" style:family="text">
      <style:text-properties style:font-name="Liberation Serif" style:font-name-complex="Liberation Serif" fo:language="en" fo:country="GB"/>
    </style:style>
    <style:style style:name="T41" style:parent-style-name="DefaultParagraphFont" style:family="text">
      <style:text-properties style:font-name="Liberation Serif" style:font-name-complex="Liberation Serif" fo:language="en" fo:country="GB"/>
    </style:style>
    <style:style style:name="T42" style:parent-style-name="DefaultParagraphFont" style:family="text">
      <style:text-properties style:font-name="Liberation Serif" style:font-name-complex="Liberation Serif" fo:font-weight="bold" style:font-weight-asian="bold" style:font-weight-complex="bold" fo:language="en" fo:country="GB"/>
    </style:style>
    <style:style style:name="T43" style:parent-style-name="DefaultParagraphFont" style:family="text">
      <style:text-properties style:font-name="Liberation Serif" style:font-name-complex="Liberation Serif" fo:language="en" fo:country="GB"/>
    </style:style>
    <style:style style:name="T44" style:parent-style-name="DefaultParagraphFont" style:family="text">
      <style:text-properties style:font-name="Liberation Serif" style:font-name-complex="Liberation Serif" fo:language="en" fo:country="GB"/>
    </style:style>
    <style:style style:name="T45" style:parent-style-name="DefaultParagraphFont" style:family="text">
      <style:text-properties style:font-name="Liberation Serif" style:font-name-complex="Liberation Serif" fo:font-weight="bold" style:font-weight-asian="bold" style:font-weight-complex="bold" fo:language="en" fo:country="GB"/>
    </style:style>
    <style:style style:name="T46" style:parent-style-name="DefaultParagraphFont" style:family="text">
      <style:text-properties style:font-name="Liberation Serif" style:font-name-complex="Liberation Serif" fo:font-weight="bold" style:font-weight-asian="bold" style:font-weight-complex="bold" fo:language="en" fo:country="GB"/>
    </style:style>
    <style:style style:name="T47" style:parent-style-name="DefaultParagraphFont" style:family="text">
      <style:text-properties style:font-name="Liberation Serif" style:font-name-complex="Liberation Serif" fo:language="en" fo:country="GB"/>
    </style:style>
    <style:style style:name="T48" style:parent-style-name="DefaultParagraphFont" style:family="text">
      <style:text-properties style:font-name="Liberation Serif" style:font-name-complex="Liberation Serif" fo:language="en" fo:country="GB"/>
    </style:style>
    <style:style style:name="T49" style:parent-style-name="DefaultParagraphFont" style:family="text">
      <style:text-properties style:font-name="Liberation Serif" style:font-name-complex="Liberation Serif" fo:font-weight="bold" style:font-weight-asian="bold" style:font-weight-complex="bold" fo:language="en" fo:country="GB"/>
    </style:style>
    <style:style style:name="T50" style:parent-style-name="DefaultParagraphFont" style:family="text">
      <style:text-properties style:font-name="Liberation Serif" style:font-name-complex="Liberation Serif" fo:language="en" fo:country="GB"/>
    </style:style>
    <style:style style:name="T51" style:parent-style-name="DefaultParagraphFont" style:family="text">
      <style:text-properties style:font-name="Liberation Serif" style:font-name-complex="Liberation Serif" fo:language="en" fo:country="GB"/>
    </style:style>
    <style:style style:name="T52" style:parent-style-name="DefaultParagraphFont" style:family="text">
      <style:text-properties style:font-name="Liberation Serif" style:font-name-complex="Liberation Serif" fo:font-weight="bold" style:font-weight-asian="bold" style:font-weight-complex="bold" fo:language="en" fo:country="GB"/>
    </style:style>
    <style:style style:name="T53" style:parent-style-name="DefaultParagraphFont" style:family="text">
      <style:text-properties style:font-name="Liberation Serif" style:font-name-complex="Liberation Serif" fo:language="en" fo:country="GB"/>
    </style:style>
    <style:style style:name="T54" style:parent-style-name="DefaultParagraphFont" style:family="text">
      <style:text-properties style:font-name="Liberation Serif" style:font-name-complex="Liberation Serif" fo:language="en" fo:country="GB"/>
    </style:style>
    <style:style style:name="T55" style:parent-style-name="DefaultParagraphFont" style:family="text">
      <style:text-properties fo:language="en" fo:country="GB"/>
    </style:style>
    <style:style style:name="T56" style:parent-style-name="DefaultParagraphFont" style:family="text">
      <style:text-properties style:font-name="Liberation Serif" style:font-name-complex="Liberation Serif" fo:font-weight="bold" style:font-weight-asian="bold" style:font-weight-complex="bold" fo:language="en" fo:country="GB"/>
    </style:style>
    <style:style style:name="T57" style:parent-style-name="DefaultParagraphFont" style:family="text">
      <style:text-properties style:font-name="Liberation Serif" style:font-name-complex="Liberation Serif" fo:language="en" fo:country="GB"/>
    </style:style>
  </office:automatic-styles>
  <office:body>
    <office:text text:use-soft-page-breaks="true">
      <text:p text:style-name="P1">Proprietà create per le varie ontologie</text:p>
      <text:p text:style-name="P2"><text:span text:style-name="T3">1.<text:s/></text:span><text:span text:style-name="T4">hasBelief</text:span><text:span text:style-name="T5"><text:s/>(</text:span><text:a xlink:href="http://purl.org/ontology/cco/core" office:target-frame-name="_top" xlink:show="replace"><text:span text:style-name="T6">The Cognitive Characteris</text:span><text:bookmark-start text:name="_Hlt159058028"/><text:bookmark-start text:name="_Hlt159058029"/><text:span text:style-name="T7">t</text:span><text:bookmark-end text:name="_Hlt159058028"/><text:bookmark-end text:name="_Hlt159058029"/><text:span text:style-name="T8">ics Ontology 0.2</text:span></text:a><text:span text:style-name="T9">): An uncertain relation for competence representation. That means beliefs, persuasions or opinions, which can also be misconceptions</text:span><text:span text:style-name="T10">.</text:span><text:span text:style-name="T11"><text:s/>A Person who believes that a sequence of past events with the same outcome can change the probability of the outcome of the same event in the future (Hot Hand and Gambler fallacy Bias).</text:span></text:p>
      <text:p text:style-name="P12"><text:span text:style-name="T13">2.<text:s/></text:span><text:span text:style-name="T14">hasBiasedOpinion</text:span><text:span text:style-name="T15">: a property connecting a Person who has a biased opinion about the possible outcome of an Event such as a Random or Chance-based Occurrence (Hot Hand and Gambler fallacy Bias).</text:span></text:p>
      <text:p text:style-name="P16"><text:span text:style-name="T17">3.</text:span><text:span text:style-name="T18"><text:s/></text:span><text:span text:style-name="T19">hasOutcome</text:span><text:span text:style-name="T20">: A property linking series of events to the same Outcome (Gamblers Fallacy).<text:s/></text:span></text:p>
      <text:p text:style-name="P21"><text:span text:style-name="T22">4.</text:span><text:span text:style-name="T23"><text:s/></text:span><text:span text:style-name="T24">hasOutcomeEffect:</text:span><text:span text:style-name="T25"><text:s/>A property linking a series of events which Outcome brings to the same effect (Hot Hand fallacy).<text:s/></text:span></text:p>
      <text:p text:style-name="P26"><text:span text:style-name="T27">5.</text:span><text:span text:style-name="T28">ProduceOutcomeEffect</text:span><text:span text:style-name="T29">: a property linking an event which Outcome will produce an effect<text:s/></text:span><text:span text:style-name="T30">(Hot Hand fallacy)</text:span><text:span text:style-name="T31">.</text:span></text:p>
      <text:p text:style-name="Normal"><text:span text:style-name="T32">6. creates:<text:s/></text:span><text:span text:style-name="T33">a property connecting the illusory effect created by the Perception of Pattern (Pareidolia).</text:span></text:p>
      <text:p text:style-name="Normal"><text:span text:style-name="T34">7. isBiasedBy</text:span><text:span text:style-name="T35">: a property that connect a Person that is biased by the idea of seeing a Pattern such as meaningful shapes made by a visual stimulus(Pareidolia).</text:span></text:p>
      <text:p text:style-name="Normal"><text:span text:style-name="T36">8. isPerceivedAs</text:span><text:span text:style-name="T37">: a property that links the cognitive process of being aware of something like a trend in activity and what is perceived as part of the trend (IllusoryCorrelation).</text:span></text:p>
      <text:p text:style-name="Normal"><text:span text:style-name="T38">9.<text:s/></text:span><text:span text:style-name="T39">decide</text:span><text:span text:style-name="T40">: a property that links the cognitive process of deciding how to act after receiving information.</text:span></text:p>
      <text:p text:style-name="Normal"><text:span text:style-name="T41">10.<text:s/></text:span><text:span text:style-name="T42">have_knowledge</text:span><text:span text:style-name="T43">: a property that links the cognitive process of storing some information regarding a topic.</text:span></text:p>
      <text:p text:style-name="Normal"><text:span text:style-name="T44">11.<text:s/></text:span><text:span text:style-name="T45">i</text:span><text:span text:style-name="T46">nvolves</text:span><text:span text:style-name="T47">: a property connecting an entity such as Activity to any kind of thing that is involved during the execution of that Activity.</text:span></text:p>
      <text:p text:style-name="Normal"><text:span text:style-name="T48">12.<text:s/></text:span><text:span text:style-name="T49">misjudged</text:span><text:span text:style-name="T50">: a property that links the cognitive process of misinterpreting information.<text:s/></text:span></text:p>
      <text:p text:style-name="Normal"><text:span text:style-name="T51">13</text:span><text:span text:style-name="T52">. hasEffect:</text:span><text:span text:style-name="T53"><text:s/>a property linking a perceived correlation between the variables and the illusory effect that this produce</text:span></text:p>
      <text:p text:style-name="Normal"><text:span text:style-name="T54">14.</text:span><text:span text:style-name="T55"><text:s/></text:span><text:span text:style-name="T56">hasInfluence:</text:span><text:span text:style-name="T57">A property connecting an Entity (Pattern) that affects in different ways another entity (PerceptionExperience)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alibri" svg:font-family="Calibri" style:font-family-generic="swiss" style:font-pitch="variable" svg:panose-1="2 15 5 2 2 2 4 3 2 4"/>
    <style:font-face style:name="Liberation Serif" svg:font-family="Liberation Serif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ormal1" style:display-name="Normal1" style:family="paragraph">
      <style:paragraph-properties fo:line-height="100%"/>
      <style:text-properties style:font-name="Calibri" style:font-name-asian="Calibri" fo:color="#000000" style:letter-kerning="false" fo:font-size="11pt" style:font-size-asian="11pt" style:font-size-complex="11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orrado Consiglio - corrado.consiglio@studio.unibo.it</meta:initial-creator>
    <dc:creator>Corrado Consiglio - corrado.consiglio@studio.unibo.it</dc:creator>
    <meta:creation-date>2024-03-04T09:45:00Z</meta:creation-date>
    <dc:date>2024-03-05T15:17:00Z</dc:date>
    <meta:template xlink:href="Normal.dotm" xlink:type="simple"/>
    <meta:editing-cycles>5</meta:editing-cycles>
    <meta:editing-duration>PT180S</meta:editing-duration>
    <meta:document-statistic meta:page-count="1" meta:paragraph-count="4" meta:word-count="318" meta:character-count="2130" meta:row-count="15" meta:non-whitespace-character-count="1816"/>
  </office:meta>
</office:document-meta>
</file>